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b">
            <text:p>UBA-12690b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5400.0">
            <text:p>5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4">
            <text:p>GrN-20034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99">
            <text:p>GrN-2009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70.0">
            <text:p>15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3">
            <text:p>GrN-20033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640.0">
            <text:p>1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327">
            <text:p>GrN-22327</text:p>
          </table:table-cell>
          <table:table-cell office:value-type="float" office:value="53.25">
            <text:p>53.25</text:p>
          </table:table-cell>
          <table:table-cell office:value-type="float" office:value="-9.15">
            <text:p>-9.15</text:p>
          </table:table-cell>
          <table:table-cell office:value-type="float" office:value="4290.0">
            <text:p>429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29">
            <text:p>0.2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2">
            <text:p>UBA-1269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6499.0">
            <text:p>6499.0</text:p>
          </table:table-cell>
          <table:table-cell office:value-type="float" office:value="24.0">
            <text:p>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7">
            <text:p>GrN-30077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5415.0">
            <text:p>541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61">
            <text:p>-0.6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1">
            <text:p>UBA-12691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2053.0">
            <text:p>2053.0</text:p>
          </table:table-cell>
          <table:table-cell office:value-type="float" office:value="19.0">
            <text:p>1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2">
            <text:p>GrN-2255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4970.0">
            <text:p>497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3">
            <text:p>GrN-22553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3730.0">
            <text:p>373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8">
            <text:p>GrN-27928</text:p>
          </table:table-cell>
          <table:table-cell office:value-type="float" office:value="53.25">
            <text:p>53.25</text:p>
          </table:table-cell>
          <table:table-cell office:value-type="float" office:value="-9.14">
            <text:p>-9.14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log boat">
            <text:p>log bo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11">
            <text:p>-4.11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9">
            <text:p>GrN-2792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80.0">
            <text:p>15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5">
            <text:p>GrN-30075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00.0">
            <text:p>4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if-2669">
            <text:p>Gif-2669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3730.0">
            <text:p>37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1">
            <text:p>0.8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Mitchell1976,Mitchell1981,ShennanEtal2018">
            <text:p>Mitchell1976,Mitchell1981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4">
            <text:p>GrA-35934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3560.0">
            <text:p>356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9">
            <text:p>0.7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5">
            <text:p>GrA-35935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840.0">
            <text:p>28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7">
            <text:p>GrA-35937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4025.0">
            <text:p>402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35">
            <text:p>-0.3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8">
            <text:p>GrA-35938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560.0">
            <text:p>256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9">
            <text:p>-0.8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a">
            <text:p>UBA-12690a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4526.0">
            <text:p>4526.0</text:p>
          </table:table-cell>
          <table:table-cell office:value-type="float" office:value="36.0">
            <text:p>3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6">
            <text:p>GrN-30076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60.0">
            <text:p>4460.0</text:p>
          </table:table-cell>
          <table:table-cell office:value-type="float" office:value="20.0">
            <text:p>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9007">
            <text:p>GrN-29007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820.0">
            <text:p>182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